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MathJax_AMS" svg:font-family="MathJax_AMS" style:font-pitch="variable"/>
    <style:font-face style:name="Noto Mono" svg:font-family="'Noto Mono'" style:font-pitch="variable"/>
    <style:font-face style:name="TeXGyreAdventor" svg:font-family="TeXGyreAdventor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6cm" draw:stroke-linejoin="miter" draw:fill="solid" draw:fill-color="#000000"/>
    </style:style>
    <style:style style:name="gr2" style:family="graphic" style:parent-style-name="standard">
      <style:graphic-properties draw:stroke="none" svg:stroke-width="0.1cm" draw:stroke-linejoin="miter" draw:fill="solid" draw:fill-color="#000000"/>
    </style:style>
    <style:style style:name="gr3" style:family="graphic" style:parent-style-name="standard">
      <style:graphic-properties draw:stroke="none" svg:stroke-width="0.1cm" draw:stroke-linejoin="miter" draw:fill="solid" draw:fill-color="#008000"/>
    </style:style>
    <style:style style:name="gr4" style:family="graphic" style:parent-style-name="standard">
      <style:graphic-properties draw:stroke="none" svg:stroke-width="0.029cm" draw:stroke-linejoin="miter" draw:fill="solid" draw:fill-color="#276f3e"/>
    </style:style>
    <style:style style:name="gr5" style:family="graphic" style:parent-style-name="standard">
      <style:graphic-properties draw:stroke="none" svg:stroke-width="0.026cm" draw:stroke-linejoin="miter" draw:fill="solid" draw:fill-color="#000000"/>
    </style:style>
    <style:style style:name="gr6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fo:min-height="1.782cm" draw:fontwork-shadow="slant" draw:fontwork-shadow-offset-x="0cm" draw:fontwork-shadow-offset-y="0cm"/>
    </style:style>
    <style:style style:name="gr8" style:family="graphic" style:parent-style-name="standard">
      <style:graphic-properties draw:stroke="none" svg:stroke-color="#000000" draw:fill="none" draw:fill-color="#ffffff" fo:min-height="2.467cm"/>
    </style:style>
    <style:style style:name="gr9" style:family="graphic" style:parent-style-name="standard">
      <style:graphic-properties draw:stroke="none" svg:stroke-color="#000000" draw:fill="none" draw:fill-color="#ffffff" fo:min-height="0.823cm"/>
    </style:style>
    <style:style style:name="gr10" style:family="graphic" style:parent-style-name="standard">
      <style:graphic-properties draw:stroke="none" svg:stroke-color="#000000" draw:fill="none" draw:fill-color="#ffffff" fo:min-height="0.551cm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gr12" style:family="graphic" style:parent-style-name="standard">
      <style:graphic-properties draw:stroke="none" draw:fill="none" fo:min-height="0.937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008000"/>
    </style:style>
    <style:style style:name="P3" style:family="paragraph">
      <loext:graphic-properties draw:fill="solid" draw:fill-color="#276f3e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color="#009999" style:font-name="TeXGyreAdventor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cc00" style:font-name="Noto Mono1" fo:font-size="7pt" style:font-size-asian="7pt" style:font-size-complex="7pt"/>
    </style:style>
    <style:style style:name="P7" style:family="paragraph">
      <loext:graphic-properties draw:fill="none" draw:fill-color="#ffffff"/>
      <style:text-properties fo:color="#009900" style:font-name="Noto Mono1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color="#ff3300" style:font-name="Bitstream Charter" fo:font-size="13pt" style:font-size-asian="13pt" style:font-size-complex="13pt"/>
    </style:style>
    <style:style style:name="P9" style:family="paragraph">
      <loext:graphic-properties draw:fill="none" draw:fill-color="#ffffff"/>
      <style:text-properties fo:color="#0066cc" style:font-name="Noto Mono1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00cc33" style:font-name="MathJax_AMS"/>
    </style:style>
    <style:style style:name="P11" style:family="paragraph">
      <loext:graphic-properties draw:fill="none" draw:fill-color="#ffffff"/>
      <style:text-properties fo:color="#3333ff" style:font-name="MathJax_AMS"/>
    </style:style>
    <style:style style:name="P12" style:family="paragraph">
      <loext:graphic-properties draw:fill="none"/>
      <style:text-properties fo:color="#3333ff" style:font-name="MathJax_AMS"/>
    </style:style>
    <style:style style:name="P13" style:family="paragraph">
      <loext:graphic-properties draw:fill="none" draw:fill-color="#ffffff"/>
      <style:text-properties fo:color="#ff9900" style:font-name="Bitstream Charter" fo:font-size="13pt" style:font-size-asian="13pt" style:font-size-complex="13pt"/>
    </style:style>
    <style:style style:name="T1" style:family="text">
      <style:text-properties fo:color="#009999" style:font-name="TeXGyreAdventor" fo:font-weight="bold" style:font-weight-asian="bold" style:font-weight-complex="bold"/>
    </style:style>
    <style:style style:name="T2" style:family="text">
      <style:text-properties fo:color="#ffcc00" style:font-name="Noto Mono1" fo:font-size="7pt" style:font-size-asian="7pt" style:font-size-complex="7pt"/>
    </style:style>
    <style:style style:name="T3" style:family="text">
      <style:text-properties fo:color="#0000cc" style:font-name="Noto Mono1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3333ff" style:font-name="Noto Mono1" fo:font-size="7pt" style:font-size-asian="7pt" style:font-size-complex="7pt"/>
    </style:style>
    <style:style style:name="T5" style:family="text">
      <style:text-properties fo:color="#009933" style:font-name="Noto Mono1" fo:font-size="7pt" fo:font-weight="bold" style:font-size-asian="7pt" style:font-weight-asian="bold" style:font-size-complex="7pt" style:font-weight-complex="bold"/>
    </style:style>
    <style:style style:name="T6" style:family="text">
      <style:text-properties fo:color="#00cc33" style:font-name="Noto Mono1" fo:font-size="7pt" style:font-size-asian="7pt" style:font-size-complex="7pt"/>
    </style:style>
    <style:style style:name="T7" style:family="text">
      <style:text-properties fo:color="#009900" style:font-name="Noto Mono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3300" style:font-name="Bitstream Charter" fo:font-size="13pt" style:font-size-asian="13pt" style:font-size-complex="13pt"/>
    </style:style>
    <style:style style:name="T9" style:family="text">
      <style:text-properties fo:color="#0066cc" style:font-name="Noto Mono1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cc33" style:font-name="MathJax_AMS"/>
    </style:style>
    <style:style style:name="T11" style:family="text">
      <style:text-properties fo:color="#3333ff" style:font-name="MathJax_AMS"/>
    </style:style>
    <style:style style:name="T12" style:family="text">
      <style:text-properties fo:color="#ff9900" style:font-name="Bitstream Charter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568cm" svg:height="12.856cm" svg:x="0cm" svg:y="0cm" svg:viewBox="0 0 2569 12857" draw:points="1285,12857 0,12857 0,0 2569,0 2569,12857">
          <text:p/>
        </draw:polygon>
        <draw:polygon draw:style-name="gr2" draw:text-style-name="P1" draw:layer="layout" svg:width="11.415cm" svg:height="3.334cm" svg:x="7.172cm" svg:y="28.97cm" svg:viewBox="0 0 11416 3335" draw:points="5708,3335 0,3335 0,0 11416,0 11416,3335">
          <text:p/>
        </draw:polygon>
        <draw:polygon draw:style-name="gr2" draw:text-style-name="P1" draw:layer="layout" svg:width="9.596cm" svg:height="4.041cm" svg:x="2.626cm" svg:y="43.112cm" svg:viewBox="0 0 9597 4042" draw:points="4799,4042 0,4042 0,0 9597,0 9597,4042">
          <text:p/>
        </draw:polygon>
        <draw:polygon draw:style-name="gr2" draw:text-style-name="P1" draw:layer="layout" svg:width="8.081cm" svg:height="4.142cm" svg:x="2.424cm" svg:y="43.718cm" svg:viewBox="0 0 8082 4143" draw:points="4041,4143 0,4143 0,0 8082,0 8082,4143">
          <text:p/>
        </draw:polygon>
        <draw:polygon draw:style-name="gr2" draw:text-style-name="P1" draw:layer="layout" svg:width="6.667cm" svg:height="15.253cm" svg:x="-38.689cm" svg:y="24.02cm" svg:viewBox="0 0 6668 15254" draw:points="3334,15254 0,15254 0,0 6668,0 6668,15254">
          <text:p/>
        </draw:polygon>
        <draw:polygon draw:style-name="gr2" draw:text-style-name="P1" draw:layer="layout" svg:width="14.344cm" svg:height="20.405cm" svg:x="-43.639cm" svg:y="22.202cm" svg:viewBox="0 0 14345 20406" draw:points="7173,20406 0,20406 0,0 14345,0 14345,20406">
          <text:p/>
        </draw:polygon>
        <draw:polygon draw:style-name="gr2" draw:text-style-name="P1" draw:layer="layout" svg:width="7.474cm" svg:height="4.067cm" svg:x="1.858cm" svg:y="34.383cm" svg:viewBox="0 0 7475 4068" draw:points="3737,4068 0,4068 0,0 7475,0 7475,4068">
          <text:p/>
        </draw:polygon>
        <draw:polygon draw:style-name="gr3" draw:text-style-name="P2" draw:layer="layout" svg:width="6.652cm" svg:height="8.723cm" svg:x="2.181cm" svg:y="32.756cm" svg:viewBox="0 0 6653 8724" draw:points="3326,8724 0,8724 0,0 6653,0 6653,8724">
          <text:p/>
        </draw:polygon>
        <draw:polygon draw:style-name="gr4" draw:text-style-name="P3" draw:layer="layout" svg:width="1.88cm" svg:height="0.887cm" svg:x="0.363cm" svg:y="11.663cm" svg:viewBox="0 0 1881 888" draw:points="940,888 0,888 0,0 1881,0 1881,888">
          <text:p/>
        </draw:polygon>
        <draw:polygon draw:style-name="gr5" draw:text-style-name="P1" draw:layer="layout" svg:width="1.672cm" svg:height="1.098cm" svg:x="0.35cm" svg:y="9.086cm" svg:viewBox="0 0 1673 1099" draw:points="836,1099 0,1099 0,0 1673,0 1673,1099">
          <text:p/>
        </draw:polygon>
        <draw:frame draw:style-name="gr6" draw:text-style-name="P4" draw:layer="layout" svg:width="0.002cm" svg:height="0.937cm" svg:x="-9.328cm" svg:y="7.12cm">
          <draw:text-box>
            <text:p/>
          </draw:text-box>
        </draw:frame>
        <draw:frame draw:style-name="gr6" draw:text-style-name="P4" draw:layer="layout" svg:width="0.002cm" svg:height="0.937cm" svg:x="1.096cm" svg:y="8.48cm">
          <draw:text-box>
            <text:p/>
          </draw:text-box>
        </draw:frame>
        <draw:frame draw:style-name="gr7" draw:text-style-name="P5" draw:layer="layout" svg:width="2.286cm" svg:height="2.032cm" svg:x="0.381cm" svg:y="0.127cm">
          <draw:text-box>
            <text:p><text:span text:style-name="T1">Frac</text:span></text:p>
          </draw:text-box>
        </draw:frame>
        <draw:frame draw:style-name="gr8" draw:text-style-name="P6" draw:layer="layout" svg:width="3.302cm" svg:height="2.717cm" svg:x="-0.127cm" svg:y="10.133cm">
          <draw:text-box>
            <text:p><text:span text:style-name="T2">*</text:span><text:span text:style-name="T3">W</text:span><text:span text:style-name="T2">: </text:span><text:span text:style-name="T4">Weierstrass</text:span></text:p>
            <text:p><text:span text:style-name="T2"><text:s/></text:span><text:span text:style-name="T5">T</text:span><text:span text:style-name="T2">: </text:span><text:span text:style-name="T6">Tagaki</text:span></text:p>
          </draw:text-box>
        </draw:frame>
        <draw:frame draw:style-name="gr9" draw:text-style-name="P7" draw:layer="layout" svg:width="1.905cm" svg:height="1.073cm" svg:x="1.397cm" svg:y="10.992cm">
          <draw:text-box>
            <text:p><text:span text:style-name="T7">T</text:span></text:p>
          </draw:text-box>
        </draw:frame>
        <draw:frame draw:style-name="gr10" draw:text-style-name="P8" draw:layer="layout" svg:width="2.413cm" svg:height="0.801cm" svg:x="0.381cm" svg:y="3.39cm">
          <draw:text-box>
            <text:p><text:span text:style-name="T8">V/OCT</text:span></text:p>
          </draw:text-box>
        </draw:frame>
        <draw:frame draw:style-name="gr9" draw:text-style-name="P9" draw:layer="layout" svg:width="1.905cm" svg:height="1.073cm" svg:x="0.508cm" svg:y="10.992cm">
          <draw:text-box>
            <text:p><text:span text:style-name="T9">W</text:span></text:p>
          </draw:text-box>
        </draw:frame>
        <draw:frame draw:style-name="gr11" draw:text-style-name="P10" draw:layer="layout" svg:width="0.889cm" svg:height="1.27cm" svg:x="0.889cm" svg:y="5.588cm">
          <draw:text-box>
            <text:p><text:span text:style-name="T10">K</text:span></text:p>
          </draw:text-box>
        </draw:frame>
        <draw:frame draw:style-name="gr11" draw:text-style-name="P11" draw:layer="layout" svg:width="0.889cm" svg:height="1.27cm" svg:x="0.254cm" svg:y="8.763cm">
          <draw:text-box>
            <text:p><text:span text:style-name="T11">H</text:span></text:p>
          </draw:text-box>
        </draw:frame>
        <draw:frame draw:style-name="gr12" draw:text-style-name="P12" draw:layer="layout" svg:width="0.883cm" svg:height="1.187cm" svg:x="1.403cm" svg:y="8.719cm">
          <draw:text-box>
            <text:p><text:span text:style-name="T11">γ</text:span></text:p>
          </draw:text-box>
        </draw:frame>
        <draw:frame draw:style-name="gr10" draw:text-style-name="P13" draw:layer="layout" svg:width="2.413cm" svg:height="0.801cm" svg:x="0.182cm" svg:y="1.31cm">
          <draw:text-box>
            <text:p><text:span text:style-name="T12">FREQ</text:span></text:p>
          </draw:text-box>
        </draw:frame>
        <draw:polygon draw:style-name="gr4" draw:text-style-name="P3" draw:layer="layout" svg:width="1.88cm" svg:height="0.887cm" svg:x="0.364cm" svg:y="11.663cm" svg:viewBox="0 0 1881 888" draw:points="940,888 0,888 0,0 1881,0 1881,88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MathJax_AMS" svg:font-family="MathJax_AMS" style:font-pitch="variable"/>
    <style:font-face style:name="Noto Mono" svg:font-family="'Noto Mono'" style:font-pitch="variable"/>
    <style:font-face style:name="TeXGyreAdventor" svg:font-family="TeXGyreAdventor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12.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26T00:49:12.825096027</dc:date>
    <meta:editing-duration>PT4H35M22S</meta:editing-duration>
    <meta:editing-cycles>3</meta:editing-cycles>
    <meta:generator>LibreOffice/5.1.6.2$Linux_X86_64 LibreOffice_project/10m0$Build-2</meta:generator>
    <meta:document-statistic meta:object-count="22"/>
  </office:meta>
</office:document-meta>
</file>